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weight="bold" officeooo:rsid="0009bdd3" officeooo:paragraph-rsid="0009bdd3" style:font-weight-asian="bold" style:font-weight-complex="bold"/>
    </style:style>
    <style:style style:name="P2" style:family="paragraph" style:parent-style-name="Standard">
      <style:paragraph-properties fo:line-height="150%" fo:text-align="end" style:justify-single-word="false"/>
      <style:text-properties style:font-name="Times New Roman" officeooo:rsid="0009bdd3" officeooo:paragraph-rsid="0009bdd3"/>
    </style:style>
    <style:style style:name="P3" style:family="paragraph" style:parent-style-name="Standard">
      <style:paragraph-properties fo:line-height="150%"/>
      <style:text-properties style:font-name="Times New Roman" officeooo:paragraph-rsid="00082636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officeooo:paragraph-rsid="000d07d8"/>
    </style:style>
    <style:style style:name="P5" style:family="paragraph" style:parent-style-name="Standard">
      <style:paragraph-properties fo:line-height="150%" fo:text-align="justify" style:justify-single-word="false"/>
      <style:text-properties officeooo:paragraph-rsid="00082636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00d07d8"/>
    </style:style>
    <style:style style:name="T1" style:family="text">
      <style:text-properties officeooo:rsid="00082636"/>
    </style:style>
    <style:style style:name="T2" style:family="text">
      <style:text-properties fo:font-style="italic" officeooo:rsid="00082636" style:font-style-asian="italic" style:font-style-complex="italic"/>
    </style:style>
    <style:style style:name="T3" style:family="text">
      <style:text-properties officeooo:rsid="0009bdd3"/>
    </style:style>
    <style:style style:name="T4" style:family="text">
      <style:text-properties officeooo:rsid="000d07d8"/>
    </style:style>
    <style:style style:name="T5" style:family="text">
      <style:text-properties style:font-name="Times New Roman"/>
    </style:style>
    <style:style style:name="T6" style:family="text">
      <style:text-properties style:font-name="Times New Roman" officeooo:rsid="000c804c"/>
    </style:style>
    <style:style style:name="T7" style:family="text">
      <style:text-properties style:font-name="Times New Roman" officeooo:rsid="000d07d8"/>
    </style:style>
    <style:style style:name="T8" style:family="text">
      <style:text-properties style:font-name="Times New Roman" officeooo:rsid="00082636"/>
    </style:style>
    <style:style style:name="T9" style:family="text">
      <style:text-properties style:font-name="Times New Roman" officeooo:rsid="0009bdd3"/>
    </style:style>
    <style:style style:name="T10" style:family="text">
      <style:text-properties style:font-name="Times New Roman" fo:font-style="italic" officeooo:rsid="00082636" style:font-style-asian="italic" style:font-style-complex="italic"/>
    </style:style>
    <style:style style:name="T11" style:family="text">
      <style:text-properties style:font-name="Times New Roman" officeooo:rsid="000df289"/>
    </style:style>
    <style:style style:name="T12" style:family="text">
      <style:text-properties officeooo:rsid="000df2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E DA INTERFACE <text:s/>DO CARRO DA FOTO</text:p>
      <text:p text:style-name="P2">Dennis van den Berg</text:p>
      <text:p text:style-name="P3"/>
      <text:p text:style-name="P4"><text:span text:style-name="T1"><text:tab/></text:span><text:span text:style-name="T4">A interface do carro é toda a parte com a qual o condutor tem contato, físico ou visual, que tem a finalidade de permitir que o condutor conduza o carro da forma mais fácil e segura possível. Para isso é importante que a interface seja familiar, padronizada e/ou similar aos outros veículos, para que todos os condutores saibam como usar. Também é importante que esta interface mantenha o condutor informado do que está acontecendo com o veículo, como velocidade, temperatura, nível de combustível entre outras informações. </text:span></text:p>
      <text:p text:style-name="P6"><text:span text:style-name="T8"><text:tab/></text:span><text:span text:style-name="T7">Podemos observar na foto que t</text:span><text:span text:style-name="T8">anto Velocímetro como o </text:span><text:span text:style-name="T9">Hodômetro</text:span><text:span text:style-name="T8"> possuem ponteiros, assim como os dos relógios analógicos, Sendo assim o condutor consegue perceber que eles indicam a velocidade a as rotações por minuto do motor </text:span><text:span text:style-name="T9">sem precisar de uma explicação,</text:span><text:span text:style-name="T8"> podemos concluir que ambos </text:span><text:span text:style-name="T9">os indicadores </text:span><text:span text:style-name="T8">possuem </text:span><text:span text:style-name="T10">Affordance</text:span><text:span text:style-name="T8">. <text:tab/>Eles também se utilizam da percepção das cores, se observarmos nos controles do ar-condicionado, eles se utilizam da cor vermelha para quente e a cor azul para frio. Outro lugar onde podemos observar esta mesma técnica é na cor vermelha do triangulo do botão do pisca alerta, </text:span><text:span text:style-name="T11">que indica perigo</text:span><text:span text:style-name="T8">. Também podemos observar </text:span><text:span text:style-name="T11">que</text:span><text:span text:style-name="T8"> houve um foco na usabilidade, </text:span><text:span text:style-name="T11">nos </text:span><text:span text:style-name="T8">botões </text:span><text:span text:style-name="T11">do</text:span><text:span text:style-name="T8"> volante, para poder alterar o volume ou a musica do rádio sem precisar tirar a mão do volante.</text:span></text:p>
      <text:p text:style-name="P5"><text:span text:style-name="T5"><text:tab/></text:span><text:span text:style-name="T6">A primeira interface criada para o <text:s/>carro foi o velocímetro, e desde a sua criação as empresas não pararam de investir em melhorias. Atualmente os carro</text:span><text:span text:style-name="T7">s</text:span><text:span text:style-name="T6"> possu</text:span><text:span text:style-name="T7">em alarmes e câmeras de ré,</text:span><text:span text:style-name="T6"> sistemas de multimídia, ao qual o condutor pode conectar o seu celular e com ele fazer ligações, escutar musica e usar o sistema de navegação de maneira mais fácil e segura ,</text:span><text:span text:style-name="T7"> uma luz de alerta nos retrovisores laterais </text:span><text:span text:style-name="T6"><text:s/></text:span><text:span text:style-name="T7">quando há um carro no ponto sego entre muitos outras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09:12:56.726821426</meta:creation-date>
    <dc:date>2022-03-04T10:08:14.381341557</dc:date>
    <meta:editing-duration>PT7M1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5" meta:word-count="307" meta:character-count="1828" meta:non-whitespace-character-count="1517"/>
  </office:meta>
</office:document-meta>
</file>